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42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5_16:21:0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1"/>
        <table:table-column table:style-name="co5" table:number-columns-repeated="4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float" office:value="2518" calcext:value-type="float">
            <text:p>2518</text:p>
          </table:table-cell>
          <table:table-cell office:value-type="float" office:value="486" calcext:value-type="float">
            <text:p>48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I2]/([.E2]+[.I2]+[.O2])" office:value-type="percentage" office:value="0" calcext:value-type="percentage">
            <text:p>0.0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O2]/([.E2]+[.I2]+[.O2])" office:value-type="percentage" office:value="0.00205338809034908" calcext:value-type="percentage">
            <text:p>0.21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2432" calcext:value-type="float">
            <text:p>2432</text:p>
          </table:table-cell>
          <table:table-cell office:value-type="float" office:value="1924" calcext:value-type="float">
            <text:p>1924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3]/([.E3]+[.I3]+[.O3])" office:value-type="percentage" office:value="0.00392156862745098" calcext:value-type="percentage">
            <text:p>0.39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3]/([.E3]+[.I3]+[.O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2417" calcext:value-type="float">
            <text:p>2417</text:p>
          </table:table-cell>
          <table:table-cell office:value-type="float" office:value="1908" calcext:value-type="float">
            <text:p>1908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4]/([.E4]+[.I4]+[.O4])" office:value-type="percentage" office:value="0.00196078431372549" calcext:value-type="percentage">
            <text:p>0.20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4]/([.E4]+[.I4]+[.O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2718" calcext:value-type="float">
            <text:p>2718</text:p>
          </table:table-cell>
          <table:table-cell office:value-type="float" office:value="2214" calcext:value-type="float">
            <text:p>2214</text:p>
          </table:table-cell>
          <table:table-cell office:value-type="float" office:value="504" calcext:value-type="float">
            <text:p>50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5]/([.E5]+[.I5]+[.O5])" office:value-type="percentage" office:value="0" calcext:value-type="percentage">
            <text:p>0.0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5]/([.E5]+[.I5]+[.O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2794" calcext:value-type="float">
            <text:p>2794</text:p>
          </table:table-cell>
          <table:table-cell office:value-type="float" office:value="2286" calcext:value-type="float">
            <text:p>2286</text:p>
          </table:table-cell>
          <table:table-cell office:value-type="float" office:value="508" calcext:value-type="float">
            <text:p>5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6]/([.E6]+[.I6]+[.O6])" office:value-type="percentage" office:value="0" calcext:value-type="percentage">
            <text:p>0.0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6]/([.E6]+[.I6]+[.O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2398" calcext:value-type="float">
            <text:p>2398</text:p>
          </table:table-cell>
          <table:table-cell office:value-type="float" office:value="1886" calcext:value-type="float">
            <text:p>1886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7]/([.E7]+[.I7]+[.O7])" office:value-type="percentage" office:value="0.00189753320683112" calcext:value-type="percentage">
            <text:p>0.19%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O7]/([.E7]+[.I7]+[.O7])" office:value-type="percentage" office:value="0.0265654648956357" calcext:value-type="percentage">
            <text:p>2.66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2505" calcext:value-type="float">
            <text:p>2505</text:p>
          </table:table-cell>
          <table:table-cell office:value-type="float" office:value="2017" calcext:value-type="float">
            <text:p>2017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I8]/([.E8]+[.I8]+[.O8])" office:value-type="percentage" office:value="0.0141414141414141" calcext:value-type="percentage">
            <text:p>1.41%</text:p>
          </table:table-cell>
          <table:table-cell/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8]/([.E8]+[.I8]+[.O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2523" calcext:value-type="float">
            <text:p>2523</text:p>
          </table:table-cell>
          <table:table-cell office:value-type="float" office:value="2029" calcext:value-type="float">
            <text:p>2029</text:p>
          </table:table-cell>
          <table:table-cell office:value-type="float" office:value="494" calcext:value-type="float">
            <text:p>49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9]/([.E9]+[.I9]+[.O9])" office:value-type="percentage" office:value="0" calcext:value-type="percentage">
            <text:p>0.00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O9]/([.E9]+[.I9]+[.O9])" office:value-type="percentage" office:value="0.00803212851405622" calcext:value-type="percentage">
            <text:p>0.80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2573" calcext:value-type="float">
            <text:p>2573</text:p>
          </table:table-cell>
          <table:table-cell office:value-type="float" office:value="2080" calcext:value-type="float">
            <text:p>2080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10]/([.E10]+[.I10]+[.O10])" office:value-type="percentage" office:value="0.00389863547758285" calcext:value-type="percentage">
            <text:p>0.39%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O10]/([.E10]+[.I10]+[.O10])" office:value-type="percentage" office:value="0.0350877192982456" calcext:value-type="percentage">
            <text:p>3.51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2446" calcext:value-type="float">
            <text:p>2446</text:p>
          </table:table-cell>
          <table:table-cell office:value-type="float" office:value="1945" calcext:value-type="float">
            <text:p>1945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11]/([.E11]+[.I11]+[.O11])" office:value-type="percentage" office:value="0.00198019801980198" calcext:value-type="percentage">
            <text:p>0.20%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O11]/([.E11]+[.I11]+[.O11])" office:value-type="percentage" office:value="0.00594059405940594" calcext:value-type="percentage">
            <text:p>0.59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2519" calcext:value-type="float">
            <text:p>2519</text:p>
          </table:table-cell>
          <table:table-cell office:value-type="float" office:value="2032" calcext:value-type="float">
            <text:p>2032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I12]/([.E12]+[.I12]+[.O12])" office:value-type="percentage" office:value="0.00809716599190283" calcext:value-type="percentage">
            <text:p>0.81%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O12]/([.E12]+[.I12]+[.O12])" office:value-type="percentage" office:value="0.00607287449392713" calcext:value-type="percentage">
            <text:p>0.61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2445" calcext:value-type="float">
            <text:p>2445</text:p>
          </table:table-cell>
          <table:table-cell office:value-type="float" office:value="1954" calcext:value-type="float">
            <text:p>1954</text:p>
          </table:table-cell>
          <table:table-cell office:value-type="float" office:value="491" calcext:value-type="float">
            <text:p>49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I13]/([.E13]+[.I13]+[.O13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3]/([.E13]+[.I13]+[.O1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2440" calcext:value-type="float">
            <text:p>2440</text:p>
          </table:table-cell>
          <table:table-cell office:value-type="float" office:value="1941" calcext:value-type="float">
            <text:p>1941</text:p>
          </table:table-cell>
          <table:table-cell office:value-type="float" office:value="499" calcext:value-type="float">
            <text:p>49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I14]/([.E14]+[.I14]+[.O14])" office:value-type="percentage" office:value="0" calcext:value-type="percentage">
            <text:p>0.00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O14]/([.E14]+[.I14]+[.O14])" office:value-type="percentage" office:value="0.00399201596806387" calcext:value-type="percentage">
            <text:p>0.40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2516" calcext:value-type="float">
            <text:p>2516</text:p>
          </table:table-cell>
          <table:table-cell office:value-type="float" office:value="2025" calcext:value-type="float">
            <text:p>202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15]/([.E15]+[.I15]+[.O15])" office:value-type="percentage" office:value="0.00203252032520325" calcext:value-type="percentage">
            <text:p>0.20%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15]/([.E15]+[.I15]+[.O1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2274" calcext:value-type="float">
            <text:p>2274</text:p>
          </table:table-cell>
          <table:table-cell office:value-type="float" office:value="1761" calcext:value-type="float">
            <text:p>1761</text:p>
          </table:table-cell>
          <table:table-cell office:value-type="float" office:value="513" calcext:value-type="float">
            <text:p>51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16]/([.E16]+[.I16]+[.O16])" office:value-type="percentage" office:value="0" calcext:value-type="percentage">
            <text:p>0.0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16]/([.E16]+[.I16]+[.O1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2751" calcext:value-type="float">
            <text:p>2751</text:p>
          </table:table-cell>
          <table:table-cell office:value-type="float" office:value="2322" calcext:value-type="float">
            <text:p>2322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17]/([.E17]+[.I17]+[.O17])" office:value-type="percentage" office:value="0.00464037122969838" calcext:value-type="percentage">
            <text:p>0.46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17]/([.E17]+[.I17]+[.O1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2432" calcext:value-type="float">
            <text:p>2432</text:p>
          </table:table-cell>
          <table:table-cell office:value-type="float" office:value="1929" calcext:value-type="float">
            <text:p>192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18]/([.E18]+[.I18]+[.O18])" office:value-type="percentage" office:value="0.00198412698412698" calcext:value-type="percentage">
            <text:p>0.2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18]/([.E18]+[.I18]+[.O1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475" calcext:value-type="float">
            <text:p>1475</text:p>
          </table:table-cell>
          <table:table-cell office:value-type="float" office:value="967" calcext:value-type="float">
            <text:p>967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19]/([.E19]+[.I19]+[.O19])" office:value-type="percentage" office:value="0.00392156862745098" calcext:value-type="percentage">
            <text:p>0.39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19]/([.E19]+[.I19]+[.O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1518" calcext:value-type="float">
            <text:p>1518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I20]/([.E20]+[.I20]+[.O20])" office:value-type="percentage" office:value="0.00591715976331361" calcext:value-type="percentage">
            <text:p>0.59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20]/([.E20]+[.I20]+[.O2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873" calcext:value-type="float">
            <text:p>873</text:p>
          </table:table-cell>
          <table:table-cell office:value-type="float" office:value="383" calcext:value-type="float">
            <text:p>383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21]/([.E21]+[.I21]+[.O21])" office:value-type="percentage" office:value="0.00203665987780041" calcext:value-type="percentage">
            <text:p>0.2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21]/([.E21]+[.I21]+[.O2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798" calcext:value-type="float">
            <text:p>798</text:p>
          </table:table-cell>
          <table:table-cell office:value-type="float" office:value="307" calcext:value-type="float">
            <text:p>307</text:p>
          </table:table-cell>
          <table:table-cell office:value-type="float" office:value="491" calcext:value-type="float">
            <text:p>4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22]/([.E22]+[.I22]+[.O22])" office:value-type="percentage" office:value="0" calcext:value-type="percentage">
            <text:p>0.0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22]/([.E22]+[.I22]+[.O2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office:value-type="float" office:value="307" calcext:value-type="float">
            <text:p>307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I23]/([.E23]+[.I23]+[.O23])" office:value-type="percentage" office:value="0.00814663951120163" calcext:value-type="percentage">
            <text:p>0.81%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O23]/([.E23]+[.I23]+[.O23])" office:value-type="percentage" office:value="0.00407331975560081" calcext:value-type="percentage">
            <text:p>0.41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667" calcext:value-type="float">
            <text:p>667</text:p>
          </table:table-cell>
          <table:table-cell office:value-type="float" office:value="177" calcext:value-type="float">
            <text:p>177</text:p>
          </table:table-cell>
          <table:table-cell office:value-type="float" office:value="490" calcext:value-type="float">
            <text:p>4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24]/([.E24]+[.I24]+[.O24])" office:value-type="percentage" office:value="0" calcext:value-type="percentage">
            <text:p>0.0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24]/([.E24]+[.I24]+[.O2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084" calcext:value-type="float">
            <text:p>1084</text:p>
          </table:table-cell>
          <table:table-cell office:value-type="float" office:value="595" calcext:value-type="float">
            <text:p>59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25]/([.E25]+[.I25]+[.O25])" office:value-type="percentage" office:value="0.00203665987780041" calcext:value-type="percentage">
            <text:p>0.2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O25]/([.E25]+[.I25]+[.O25])" office:value-type="percentage" office:value="0.00203665987780041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341" calcext:value-type="float">
            <text:p>1341</text:p>
          </table:table-cell>
          <table:table-cell office:value-type="float" office:value="840" calcext:value-type="float">
            <text:p>840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26]/([.E26]+[.I26]+[.O26])" office:value-type="percentage" office:value="0.00988142292490119" calcext:value-type="percentage">
            <text:p>0.99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26]/([.E26]+[.I26]+[.O2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223" calcext:value-type="float">
            <text:p>1223</text:p>
          </table:table-cell>
          <table:table-cell office:value-type="float" office:value="733" calcext:value-type="float">
            <text:p>733</text:p>
          </table:table-cell>
          <table:table-cell office:value-type="float" office:value="490" calcext:value-type="float">
            <text:p>4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27]/([.E27]+[.I27]+[.O27])" office:value-type="percentage" office:value="0" calcext:value-type="percentage">
            <text:p>0.0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27]/([.E27]+[.I27]+[.O2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271" calcext:value-type="float">
            <text:p>1271</text:p>
          </table:table-cell>
          <table:table-cell office:value-type="float" office:value="778" calcext:value-type="float">
            <text:p>778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28]/([.E28]+[.I28]+[.O28])" office:value-type="percentage" office:value="0.00404040404040404" calcext:value-type="percentage">
            <text:p>0.4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28]/([.E28]+[.I28]+[.O2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798" calcext:value-type="float">
            <text:p>798</text:p>
          </table:table-cell>
          <table:table-cell office:value-type="float" office:value="311" calcext:value-type="float">
            <text:p>311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29]/([.E29]+[.I29]+[.O29])" office:value-type="percentage" office:value="0.00204918032786885" calcext:value-type="percentage">
            <text:p>0.2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29]/([.E29]+[.I29]+[.O2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594" calcext:value-type="float">
            <text:p>594</text:p>
          </table:table-cell>
          <table:table-cell office:value-type="float" office:value="103" calcext:value-type="float">
            <text:p>103</text:p>
          </table:table-cell>
          <table:table-cell office:value-type="float" office:value="491" calcext:value-type="float">
            <text:p>49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I30]/([.E30]+[.I30]+[.O30])" office:value-type="percentage" office:value="0" calcext:value-type="percentage">
            <text:p>0.0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30]/([.E30]+[.I30]+[.O3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017" calcext:value-type="float">
            <text:p>1017</text:p>
          </table:table-cell>
          <table:table-cell office:value-type="float" office:value="530" calcext:value-type="float">
            <text:p>530</text:p>
          </table:table-cell>
          <table:table-cell office:value-type="float" office:value="487" calcext:value-type="float">
            <text:p>48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I31]/([.E31]+[.I31]+[.O31])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O31]/([.E31]+[.I31]+[.O3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960" calcext:value-type="float">
            <text:p>960</text:p>
          </table:table-cell>
          <table:table-cell office:value-type="float" office:value="422" calcext:value-type="float">
            <text:p>422</text:p>
          </table:table-cell>
          <table:table-cell office:value-type="float" office:value="538" calcext:value-type="float">
            <text:p>5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32]/([.E32]+[.I32]+[.O32])" office:value-type="percentage" office:value="0" calcext:value-type="percentage">
            <text:p>0.0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32]/([.E32]+[.I32]+[.O3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I33]/([.E33]+[.I33]+[.O33])" office:value-type="percentage" office:value="0" calcext:value-type="percentage">
            <text:p>0.00%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O33]/([.E33]+[.I33]+[.O33])" office:value-type="percentage" office:value="0" calcext:value-type="percentage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6:28:38.139343888</dc:date>
    <meta:editing-duration>PT2M19S</meta:editing-duration>
    <meta:editing-cycles>1</meta:editing-cycles>
    <meta:document-statistic meta:table-count="1" meta:cell-count="427" meta:object-count="0"/>
    <meta:generator>LibreOffice/5.1.6.2$Linux_X86_64 LibreOffice_project/10m0$Build-2</meta:generator>
  </office:meta>
</office:document-meta>
</file>